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size="11pt" fo:font-weight="bold" officeooo:rsid="00bba875" officeooo:paragraph-rsid="00bba875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1pt" fo:font-weight="bold" officeooo:rsid="00489929" officeooo:paragraph-rsid="00c99a46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Arial" officeooo:rsid="00166a0f" officeooo:paragraph-rsid="00c9908d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Arial" fo:font-style="normal" fo:font-weight="normal" officeooo:rsid="002995dd" officeooo:paragraph-rsid="00c9908d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Arial" fo:font-style="normal" fo:font-weight="normal" officeooo:rsid="00786b20" officeooo:paragraph-rsid="00c9908d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Arial" fo:font-weight="bold" officeooo:rsid="0026b294" officeooo:paragraph-rsid="0026b29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2860e" officeooo:paragraph-rsid="00a5215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5c8e62"/>
    </style:style>
    <style:style style:name="P9" style:family="paragraph" style:parent-style-name="Standard">
      <style:paragraph-properties fo:text-align="start" style:justify-single-word="false"/>
      <style:text-properties officeooo:paragraph-rsid="005ec28e"/>
    </style:style>
    <style:style style:name="P10" style:family="paragraph" style:parent-style-name="Standard">
      <style:paragraph-properties fo:text-align="start" style:justify-single-word="false"/>
      <style:text-properties officeooo:paragraph-rsid="00a3b469"/>
    </style:style>
    <style:style style:name="P11" style:family="paragraph" style:parent-style-name="Standard">
      <style:paragraph-properties fo:text-align="center" style:justify-single-word="false"/>
      <style:text-properties officeooo:rsid="0014a580" officeooo:paragraph-rsid="007e99c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5pt" fo:font-weight="bold" officeooo:rsid="0011f76e" officeooo:paragraph-rsid="0011f76e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normal" officeooo:rsid="00fc7dc7" officeooo:paragraph-rsid="00fc7dc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fo:font-weight="normal" officeooo:rsid="0014a580" officeooo:paragraph-rsid="006d4bf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72ba0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585a4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3cb38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a3b46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3be75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529dc1" officeooo:paragraph-rsid="00529dc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409d36" officeooo:paragraph-rsid="003cb38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tyle="italic" style:text-underline-style="none" fo:font-weight="normal" officeooo:rsid="00615a0b" officeooo:paragraph-rsid="005ec28e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bold" officeooo:rsid="00166a0f" officeooo:paragraph-rsid="0033b257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officeooo:rsid="00166a0f" officeooo:paragraph-rsid="001d115e"/>
    </style:style>
    <style:style style:name="P25" style:family="paragraph" style:parent-style-name="Standard">
      <style:paragraph-properties fo:text-align="start" style:justify-single-word="false"/>
      <style:text-properties style:font-name="Arial" fo:font-style="normal" officeooo:rsid="0016b25f" officeooo:paragraph-rsid="00189a92" style:font-style-asian="normal" style:font-style-complex="normal"/>
    </style:style>
    <style:style style:name="P26" style:family="paragraph" style:parent-style-name="Standard">
      <style:paragraph-properties fo:text-align="center" style:justify-single-word="false"/>
      <style:text-properties style:font-name="Arial" fo:font-style="normal" officeooo:rsid="0014a580" officeooo:paragraph-rsid="007e99cd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Arial" officeooo:rsid="001a88d2" officeooo:paragraph-rsid="001b24fa"/>
    </style:style>
    <style:style style:name="P28" style:family="paragraph" style:parent-style-name="Standard">
      <style:paragraph-properties fo:text-align="start" style:justify-single-word="false"/>
      <style:text-properties style:font-name="Arial" officeooo:rsid="001d115e" officeooo:paragraph-rsid="001d115e"/>
    </style:style>
    <style:style style:name="P29" style:family="paragraph" style:parent-style-name="Standard">
      <style:paragraph-properties fo:text-align="start" style:justify-single-word="false"/>
      <style:text-properties style:font-name="Arial" officeooo:rsid="001fedc4" officeooo:paragraph-rsid="001fedc4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3pt" fo:letter-spacing="0.0102in" fo:font-style="normal" fo:font-weight="bold" officeooo:rsid="0033b257" officeooo:paragraph-rsid="009af9db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normal" fo:font-weight="normal" officeooo:rsid="0022860e" officeooo:paragraph-rsid="00aa388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normal" fo:font-weight="normal" officeooo:rsid="0022860e" officeooo:paragraph-rsid="00c7a721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italic" fo:font-weight="normal" officeooo:rsid="0022860e" officeooo:paragraph-rsid="00aa388e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italic" style:text-underline-style="solid" style:text-underline-width="auto" style:text-underline-color="font-color" fo:font-weight="normal" officeooo:rsid="0022860e" officeooo:paragraph-rsid="00aa388e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italic" style:text-underline-style="solid" style:text-underline-width="auto" style:text-underline-color="font-color" fo:font-weight="normal" officeooo:rsid="0022860e" officeooo:paragraph-rsid="00c7a721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1pt" fo:letter-spacing="0.0102in" fo:font-style="normal" fo:font-weight="normal" officeooo:rsid="0022860e" officeooo:paragraph-rsid="00aa388e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Arial" fo:font-size="11pt" fo:letter-spacing="0.0102in" fo:font-style="normal" fo:font-weight="normal" officeooo:rsid="00ae89d1" officeooo:paragraph-rsid="00aa388e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1pt" fo:letter-spacing="0.0102in" fo:font-style="normal" fo:font-weight="normal" officeooo:rsid="00aa388e" officeooo:paragraph-rsid="00aa388e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1pt" fo:letter-spacing="0.0102in" fo:font-style="normal" fo:font-weight="normal" officeooo:rsid="00aa388e" officeooo:paragraph-rsid="00d01a48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Arial" fo:font-size="12pt" fo:letter-spacing="0.0102in" fo:font-style="normal" fo:font-weight="normal" officeooo:rsid="00529dc1" officeooo:paragraph-rsid="00aa388e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2pt" fo:letter-spacing="0.0102in" fo:font-style="normal" fo:font-weight="normal" officeooo:rsid="00ccd673" officeooo:paragraph-rsid="00aa388e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3pt" fo:letter-spacing="0.0102in" fo:font-style="normal" fo:font-weight="bold" officeooo:rsid="0033b257" officeooo:paragraph-rsid="009af9db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104c8f" style:font-name="Arial" fo:font-weight="bold" officeooo:rsid="0037b0d8" officeooo:paragraph-rsid="0037b0d8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104c8f" style:font-name="Arial" fo:font-weight="bold" officeooo:rsid="00166a0f" officeooo:paragraph-rsid="00166a0f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104c8f" style:font-name="Arial" fo:font-weight="bold" officeooo:rsid="004ff9ec" officeooo:paragraph-rsid="00762f36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104c8f" style:text-position="0% 100%" style:font-name="Arial" fo:font-size="13pt" fo:font-weight="bold" officeooo:rsid="003745a9" officeooo:paragraph-rsid="00c9908d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104c8f" style:text-position="0% 100%" style:font-name="Arial" fo:font-weight="bold" officeooo:rsid="00ba66e7" officeooo:paragraph-rsid="00ba66e7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37b0d8" officeooo:paragraph-rsid="0037b0d8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66a0f" officeooo:paragraph-rsid="00166a0f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text-position="0% 100%" style:font-name="Arial" fo:font-size="13pt" fo:font-weight="bold" officeooo:rsid="00ba66e7" officeooo:paragraph-rsid="00ba66e7" style:font-size-asian="13pt" style:font-weight-asian="bold" style:font-size-complex="13pt" style:font-weight-complex="bold"/>
    </style:style>
    <style:style style:name="P51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fo:font-size="11pt" officeooo:rsid="0022860e" officeooo:paragraph-rsid="00bc9396" style:font-size-asian="11pt" style:font-size-complex="11pt"/>
    </style:style>
    <style:style style:name="P52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style:font-name="Arial" fo:font-size="11pt" officeooo:rsid="001a88d2" officeooo:paragraph-rsid="010498e8" style:font-size-asian="11pt" style:font-size-complex="11pt"/>
    </style:style>
    <style:style style:name="P53" style:family="paragraph" style:parent-style-name="Horizontal_20_Line">
      <style:text-properties style:font-name="Arial" fo:font-weight="normal" officeooo:rsid="0026b294" style:font-weight-asian="normal" style:font-weight-complex="normal"/>
    </style:style>
    <style:style style:name="P54" style:family="paragraph" style:parent-style-name="Standard" style:master-page-name="">
      <style:paragraph-properties fo:text-align="start" style:justify-single-word="false" style:page-number="auto"/>
      <style:text-properties fo:color="#000000" style:text-position="0% 100%" style:font-name="Arial" fo:font-size="13pt" fo:font-weight="bold" officeooo:rsid="003745a9" officeooo:paragraph-rsid="00c9908d" style:font-size-asian="13pt" style:font-weight-asian="bold" style:font-size-complex="13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2pt" fo:letter-spacing="0.0102in" fo:font-style="italic" style:text-underline-style="solid" style:text-underline-width="auto" style:text-underline-color="font-color" fo:font-weight="bold" officeooo:rsid="00aa388e" officeooo:paragraph-rsid="00d01a48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rial" fo:font-size="11pt" officeooo:rsid="0026b294" officeooo:paragraph-rsid="0026b294" style:font-size-asian="11pt" style:font-size-complex="11pt"/>
    </style:style>
    <style:style style:name="P57" style:family="paragraph" style:parent-style-name="Standard">
      <style:paragraph-properties fo:text-align="start" style:justify-single-word="false"/>
      <style:text-properties style:font-name="Arial" fo:font-style="italic" style:text-underline-style="none" fo:font-weight="normal" officeooo:rsid="00615a0b" officeooo:paragraph-rsid="005c8e62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position="0% 100%" style:font-name="Arial" fo:font-weight="bold" officeooo:rsid="0026b294" officeooo:paragraph-rsid="0026b294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104c8f" style:font-name="Arial" fo:font-weight="bold" officeooo:rsid="004ff9ec" officeooo:paragraph-rsid="00762f36" style:font-weight-asian="bold" style:font-weight-complex="bold"/>
    </style:style>
    <style:style style:name="P60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d6fefe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61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officeooo:rsid="002995dd" officeooo:paragraph-rsid="00c9908d" fo:hyphenate="false" fo:hyphenation-remain-char-count="2" fo:hyphenation-push-char-count="2"/>
    </style:style>
    <style:style style:name="P62" style:family="paragraph" style:parent-style-name="Normal" style:list-style-name="LS1" style:master-page-name="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style:page-number="auto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c9908d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63" style:family="paragraph" style:parent-style-name="Normal" style:list-style-name="LS3" style:master-page-name="">
      <loext:graphic-properties draw:fill="none"/>
      <style:paragraph-properties fo:margin-left="0.3118in" fo:margin-right="0in" fo:hyphenation-ladder-count="no-limit" fo:text-indent="-0.3118in" style:auto-text-indent="false" style:page-number="auto" fo:background-color="transparent">
        <style:tab-stops/>
      </style:paragraph-properties>
      <style:text-properties officeooo:paragraph-rsid="00c9908d" fo:hyphenate="false" fo:hyphenation-remain-char-count="2" fo:hyphenation-push-char-count="2"/>
    </style:style>
    <style:style style:name="P64" style:family="paragraph" style:parent-style-name="Normal" style:list-style-name="LS5">
      <loext:graphic-properties draw:fill="none"/>
      <style:paragraph-properties fo:margin-left="0.3118in" fo:margin-right="0in" fo:text-align="start" style:justify-single-word="false" fo:hyphenation-ladder-count="no-limit" fo:text-indent="-0.3118in" style:auto-text-indent="false" fo:background-color="transparent">
        <style:tab-stops/>
      </style:paragraph-properties>
      <style:text-properties style:text-position="0% 100%" style:font-name="Liberation Serif1" fo:font-size="12pt" fo:font-style="italic" style:text-underline-style="none" fo:font-weight="normal" officeooo:rsid="0022860e" officeooo:paragraph-rsid="00c9908d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65" style:family="paragraph" style:parent-style-name="Normal" style:list-style-name="LS4">
      <style:paragraph-properties fo:margin-left="0in" fo:margin-right="0in" fo:text-indent="0in" style:auto-text-indent="false">
        <style:tab-stops/>
      </style:paragraph-properties>
      <style:text-properties officeooo:paragraph-rsid="00c990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75674" style:font-weight-asian="bold" style:font-weight-complex="bold"/>
    </style:style>
    <style:style style:name="T3" style:family="text">
      <style:text-properties officeooo:rsid="00189a92"/>
    </style:style>
    <style:style style:name="T4" style:family="text">
      <style:text-properties officeooo:rsid="001b24fa"/>
    </style:style>
    <style:style style:name="T5" style:family="text">
      <style:text-properties officeooo:rsid="001d115e"/>
    </style:style>
    <style:style style:name="T6" style:family="text">
      <style:text-properties fo:font-style="italic" officeooo:rsid="00585a49" style:font-style-asian="italic" style:font-style-complex="italic"/>
    </style:style>
    <style:style style:name="T7" style:family="text">
      <style:text-properties fo:font-variant="normal" fo:text-transform="none" fo:color="#000080" style:text-line-through-style="none" style:text-line-through-type="none" style:font-name="Arial" fo:font-size="12pt" fo:letter-spacing="normal" fo:language="zxx" fo:country="none" fo:font-style="normal" style:text-underline-style="none" fo:font-weight="normal" officeooo:rsid="00615a0b" style:text-blinking="false" fo:background-color="#ffffff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8" style:family="text">
      <style:text-properties officeooo:rsid="003745a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officeooo:rsid="00529dc1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59e140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3cb389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d36238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d3a261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50fda9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d4a0f3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3e9f5e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a2061a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d5d2ac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4a7849" style:font-style-asian="normal" style:font-weight-asian="bold" style:font-style-complex="normal" style:font-weight-complex="bold"/>
    </style:style>
    <style:style style:name="T21" style:family="text">
      <style:text-properties fo:color="#000000" style:text-position="0% 100%" officeooo:rsid="00ccd673" style:font-size-asian="12pt" style:font-size-complex="12pt"/>
    </style:style>
    <style:style style:name="T22" style:family="text">
      <style:text-properties fo:color="#000000" style:text-position="0% 100%" officeooo:rsid="00aa388e" style:font-size-asian="12pt" style:font-size-complex="12pt"/>
    </style:style>
    <style:style style:name="T23" style:family="text">
      <style:text-properties fo:color="#000000" style:text-position="0% 100%" officeooo:rsid="00c7a721" style:font-size-asian="12pt" style:font-style-asian="normal" style:font-size-complex="12pt" style:font-style-complex="normal"/>
    </style:style>
    <style:style style:name="T24" style:family="text">
      <style:text-properties fo:color="#000000" style:text-position="0% 100%" officeooo:rsid="010c469e" style:font-size-asian="12pt" style:font-style-asian="normal" style:font-size-complex="12pt" style:font-style-complex="normal"/>
    </style:style>
    <style:style style:name="T25" style:family="text">
      <style:text-properties fo:color="#000000" style:text-position="0% 100%" fo:font-style="italic" officeooo:rsid="00aa388e" style:font-size-asian="12pt" style:font-style-asian="italic" style:font-size-complex="12pt" style:font-style-complex="italic"/>
    </style:style>
    <style:style style:name="T26" style:family="text">
      <style:text-properties fo:color="#000000" style:text-position="0% 100%" officeooo:rsid="00aa388e"/>
    </style:style>
    <style:style style:name="T27" style:family="text">
      <style:text-properties fo:color="#000000" style:text-position="0% 100%" officeooo:rsid="00af6a5e"/>
    </style:style>
    <style:style style:name="T28" style:family="text">
      <style:text-properties fo:color="#000000" style:text-position="0% 100%" officeooo:rsid="00b0e9ad"/>
    </style:style>
    <style:style style:name="T29" style:family="text">
      <style:text-properties fo:color="#000000" style:text-position="0% 100%" officeooo:rsid="00ce5f6b"/>
    </style:style>
    <style:style style:name="T30" style:family="text">
      <style:text-properties fo:color="#000000" style:text-position="0% 100%" fo:font-weight="bold" officeooo:rsid="00aa388e" style:font-size-asian="12pt" style:font-weight-asian="bold" style:font-size-complex="12pt" style:font-weight-complex="bold"/>
    </style:style>
    <style:style style:name="T31" style:family="text">
      <style:text-properties fo:color="#000000" style:text-position="0% 100%" fo:font-weight="bold" officeooo:rsid="00cedc36" style:font-size-asian="12pt" style:font-weight-asian="bold" style:font-size-complex="12pt" style:font-weight-complex="bold"/>
    </style:style>
    <style:style style:name="T32" style:family="text">
      <style:text-properties fo:color="#000000" style:text-position="0% 100%" fo:font-weight="bold" officeooo:rsid="0026b294" style:font-size-asian="12pt" style:font-weight-asian="bold" style:font-size-complex="12pt" style:font-weight-complex="bold"/>
    </style:style>
    <style:style style:name="T33" style:family="text">
      <style:text-properties fo:color="#000000" style:text-position="0% 100%" fo:font-weight="bold" officeooo:rsid="00ccd673" style:font-size-asian="12pt" style:font-weight-asian="bold" style:font-size-complex="12pt" style:font-weight-complex="bold"/>
    </style:style>
    <style:style style:name="T34" style:family="text">
      <style:text-properties fo:color="#000000" style:text-position="0% 100%" fo:font-weight="bold" officeooo:rsid="00c7a721" style:font-size-asian="12pt" style:font-weight-asian="bold" style:font-size-complex="12pt" style:font-weight-complex="bold"/>
    </style:style>
    <style:style style:name="T35" style:family="text">
      <style:text-properties fo:color="#000000" style:text-position="0% 100%" fo:font-weight="bold" officeooo:rsid="010c3f1b" style:font-size-asian="12pt" style:font-weight-asian="bold" style:font-size-complex="12pt" style:font-weight-complex="bold"/>
    </style:style>
    <style:style style:name="T36" style:family="text">
      <style:text-properties fo:color="#000000" style:text-position="0% 100%" style:text-underline-style="solid" style:text-underline-width="auto" style:text-underline-color="font-color" fo:font-weight="bold" officeooo:rsid="00aa388e" style:font-size-asian="12pt" style:font-weight-asian="bold" style:font-size-complex="12pt" style:font-weight-complex="bold"/>
    </style:style>
    <style:style style:name="T37" style:family="text">
      <style:text-properties fo:color="#000000" style:text-position="super 58%" style:font-name="Arial" fo:font-size="11pt" fo:font-style="normal" officeooo:rsid="00cac7ad" style:font-size-asian="11pt" style:font-style-asian="normal" style:font-name-complex="Times New Roman" style:font-size-complex="11pt" style:font-style-complex="normal"/>
    </style:style>
    <style:style style:name="T38" style:family="text">
      <style:text-properties fo:color="#000000" style:text-position="super 58%" style:font-name="Arial" fo:font-size="11pt" fo:font-style="normal" fo:font-weight="normal" officeooo:rsid="00cac7a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9" style:family="text">
      <style:text-properties fo:color="#000000" style:text-position="super 58%" style:font-name="Arial" fo:font-style="normal" officeooo:rsid="00cac7ad" style:font-style-asian="normal" style:font-name-complex="Times New Roman" style:font-size-complex="12pt" style:font-style-complex="normal"/>
    </style:style>
    <style:style style:name="T40" style:family="text">
      <style:text-properties fo:color="#000000" style:font-name="Arial" fo:font-size="11pt" fo:font-style="normal" style:font-size-asian="11pt" style:font-style-asian="normal" style:font-name-complex="Times New Roman" style:font-size-complex="11pt" style:font-style-complex="normal"/>
    </style:style>
    <style:style style:name="T41" style:family="text">
      <style:text-properties fo:color="#000000" style:font-name="Arial" fo:font-size="11pt" fo:font-style="normal" officeooo:rsid="00d9eb5f" style:font-size-asian="11pt" style:font-style-asian="normal" style:font-name-complex="Times New Roman" style:font-size-complex="11pt" style:font-style-complex="normal"/>
    </style:style>
    <style:style style:name="T42" style:family="text">
      <style:text-properties fo:color="#000000" style:font-name="Arial" fo:font-size="11pt" fo:font-style="normal" officeooo:rsid="00d98870" style:font-size-asian="11pt" style:font-style-asian="normal" style:font-name-complex="Times New Roman" style:font-size-complex="11pt" style:font-style-complex="normal"/>
    </style:style>
    <style:style style:name="T43" style:family="text">
      <style:text-properties fo:color="#000000" style:font-name="Arial" fo:font-size="11pt" fo:font-style="normal" officeooo:rsid="00b5aa6e" style:font-size-asian="11pt" style:font-style-asian="normal" style:font-name-complex="Times New Roman" style:font-size-complex="11pt" style:font-style-complex="normal"/>
    </style:style>
    <style:style style:name="T44" style:family="text">
      <style:text-properties fo:color="#000000" style:font-name="Arial" fo:font-size="11pt" fo:font-style="normal" fo:font-weight="normal" officeooo:rsid="00b6010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5" style:family="text">
      <style:text-properties fo:color="#000000" style:font-name="Arial" fo:font-size="11pt" fo:font-style="normal" fo:font-weight="normal" officeooo:rsid="00c277d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6" style:family="text">
      <style:text-properties fo:color="#000000" style:font-name="Arial" fo:font-size="11pt" fo:font-style="normal" fo:font-weight="normal" officeooo:rsid="00db953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7" style:family="text">
      <style:text-properties fo:color="#000000" style:font-name="Arial" fo:font-size="11pt" fo:font-style="normal" fo:font-weight="normal" officeooo:rsid="00c3fed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8" style:family="text">
      <style:text-properties fo:color="#000000" style:font-name="Arial" fo:font-size="11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9" style:family="text">
      <style:text-properties fo:color="#000000" style:font-name="Arial" fo:font-size="11pt" fo:font-style="normal" style:font-style-asian="normal" style:font-name-complex="Times New Roman" style:font-style-complex="normal"/>
    </style:style>
    <style:style style:name="T50" style:family="text">
      <style:text-properties fo:color="#000000" style:font-name="Arial" fo:font-style="normal" officeooo:rsid="0026b294" style:font-style-asian="normal" style:font-name-complex="Times New Roman" style:font-size-complex="12pt" style:font-style-complex="normal"/>
    </style:style>
    <style:style style:name="T51" style:family="text">
      <style:text-properties style:text-position="0% 100%" style:font-name="Arial" fo:font-style="normal" officeooo:rsid="00b5aa6e" style:font-style-asian="normal" style:font-style-complex="normal"/>
    </style:style>
    <style:style style:name="T52" style:family="text">
      <style:text-properties officeooo:rsid="00ce8eea"/>
    </style:style>
    <style:style style:name="T53" style:family="text">
      <style:text-properties officeooo:rsid="0026b294"/>
    </style:style>
    <style:style style:name="T54" style:family="text">
      <style:text-properties officeooo:rsid="00529dc1"/>
    </style:style>
    <style:style style:name="T55" style:family="text">
      <style:text-properties officeooo:rsid="00585a49"/>
    </style:style>
    <style:style style:name="T56" style:family="text">
      <style:text-properties fo:font-weight="normal" officeooo:rsid="00295ba2" style:font-weight-asian="normal" style:font-weight-complex="normal"/>
    </style:style>
    <style:style style:name="T57" style:family="text">
      <style:text-properties fo:font-weight="normal" officeooo:rsid="0081ac24" style:font-weight-asian="normal" style:font-weight-complex="normal"/>
    </style:style>
    <style:style style:name="T58" style:family="text">
      <style:text-properties fo:font-weight="normal" officeooo:rsid="00775674" style:font-weight-asian="normal" style:font-weight-complex="normal"/>
    </style:style>
    <style:style style:name="T59" style:family="text">
      <style:text-properties officeooo:rsid="00fcf3be"/>
    </style:style>
    <style:style style:name="T60" style:family="text">
      <style:text-properties officeooo:rsid="00fddf86"/>
    </style:style>
    <style:style style:name="T61" style:family="text">
      <style:text-properties style:font-name="Arial"/>
    </style:style>
    <style:style style:name="T62" style:family="text">
      <style:text-properties style:font-name="Arial" fo:font-style="normal" style:text-underline-style="none" style:font-style-asian="normal" style:font-style-complex="normal"/>
    </style:style>
    <style:style style:name="T63" style:family="text">
      <style:text-properties style:font-name="Arial" fo:font-style="normal" style:text-underline-style="none" officeooo:rsid="004ff9ec" style:font-style-asian="normal" style:font-style-complex="normal"/>
    </style:style>
    <style:style style:name="T64" style:family="text">
      <style:text-properties style:font-name="Arial" fo:font-style="normal" style:text-underline-style="none" officeooo:rsid="00409d36" style:font-style-asian="normal" style:font-style-complex="normal"/>
    </style:style>
    <style:style style:name="T65" style:family="text">
      <style:text-properties style:font-name="Arial" fo:font-style="normal" style:text-underline-style="none" fo:font-weight="normal" officeooo:rsid="00615a0b" style:font-style-asian="normal" style:font-weight-asian="normal" style:font-style-complex="normal" style:font-weight-complex="normal"/>
    </style:style>
    <style:style style:name="T66" style:family="text">
      <style:text-properties style:font-name="Arial" fo:font-style="normal" style:text-underline-style="none" fo:font-weight="normal" officeooo:rsid="00a5215f" style:font-style-asian="normal" style:font-weight-asian="normal" style:font-style-complex="normal" style:font-weight-complex="normal"/>
    </style:style>
    <style:style style:name="T67" style:family="text">
      <style:text-properties style:font-name="Arial" fo:font-style="normal" style:text-underline-style="none" fo:font-weight="normal" officeooo:rsid="004286a1" style:font-style-asian="normal" style:font-weight-asian="normal" style:font-style-complex="normal" style:font-weight-complex="normal"/>
    </style:style>
    <style:style style:name="T68" style:family="text">
      <style:text-properties style:font-name="Arial" fo:font-style="normal" style:text-underline-style="none" fo:font-weight="normal" officeooo:rsid="00409d36" style:font-style-asian="normal" style:font-weight-asian="normal" style:font-style-complex="normal" style:font-weight-complex="normal"/>
    </style:style>
    <style:style style:name="T69" style:family="text">
      <style:text-properties style:font-name="Arial" fo:font-style="normal" style:text-underline-style="none" fo:font-weight="normal" officeooo:rsid="00a54e13" style:font-style-asian="normal" style:font-weight-asian="normal" style:font-style-complex="normal" style:font-weight-complex="normal"/>
    </style:style>
    <style:style style:name="T70" style:family="text">
      <style:text-properties style:font-name="Arial" fo:font-style="normal" style:font-style-asian="normal" style:font-style-complex="normal"/>
    </style:style>
    <style:style style:name="T71" style:family="text">
      <style:text-properties style:font-name="Arial" fo:font-style="normal" officeooo:rsid="00fb0f8c" style:font-style-asian="normal" style:font-style-complex="normal"/>
    </style:style>
    <style:style style:name="T72" style:family="text">
      <style:text-properties style:font-name="Arial" fo:font-style="normal" fo:font-weight="bold" officeooo:rsid="00fb0f8c" style:font-style-asian="normal" style:font-weight-asian="bold" style:font-style-complex="normal" style:font-weight-complex="bold"/>
    </style:style>
    <style:style style:name="T73" style:family="text">
      <style:text-properties style:font-name="Arial" fo:font-weight="bold" style:font-weight-asian="bold" style:font-weight-complex="bold"/>
    </style:style>
    <style:style style:name="T74" style:family="text">
      <style:text-properties style:font-name="Arial" fo:font-weight="normal" officeooo:rsid="003e9f5e" style:font-weight-asian="normal" style:font-weight-complex="normal"/>
    </style:style>
    <style:style style:name="T75" style:family="text">
      <style:text-properties style:font-name="Arial" fo:font-weight="normal" officeooo:rsid="00409d36" style:font-weight-asian="normal" style:font-weight-complex="normal"/>
    </style:style>
    <style:style style:name="T76" style:family="text">
      <style:text-properties style:font-name="Arial" fo:font-weight="normal" officeooo:rsid="004286a1" style:font-weight-asian="normal" style:font-weight-complex="normal"/>
    </style:style>
    <style:style style:name="T77" style:family="text">
      <style:text-properties style:font-name="Arial" style:text-underline-style="none" fo:font-weight="normal" officeooo:rsid="00409d36" style:font-weight-asian="normal" style:font-weight-complex="normal"/>
    </style:style>
    <style:style style:name="T78" style:family="text">
      <style:text-properties style:font-name="Arial" officeooo:rsid="00409d36"/>
    </style:style>
    <style:style style:name="T79" style:family="text">
      <style:text-properties style:font-name="Arial" fo:font-style="italic" style:text-underline-style="none" fo:font-weight="normal" officeooo:rsid="003e9f5e" style:font-style-asian="italic" style:font-weight-asian="normal" style:font-style-complex="italic" style:font-weight-complex="normal"/>
    </style:style>
    <style:style style:name="T80" style:family="text">
      <style:text-properties style:font-name="Arial" fo:font-style="italic" style:text-underline-style="none" fo:font-weight="normal" officeooo:rsid="00409d36" style:font-style-asian="italic" style:font-weight-asian="normal" style:font-style-complex="italic" style:font-weight-complex="normal"/>
    </style:style>
    <style:style style:name="T81" style:family="text">
      <style:text-properties style:font-name="Arial" officeooo:rsid="0026b294"/>
    </style:style>
    <style:style style:name="T82" style:family="text">
      <style:text-properties style:font-name="Arial" fo:font-size="12pt" fo:font-weight="normal" officeooo:rsid="00c99a46" style:font-size-asian="12pt" style:font-weight-asian="normal" style:font-size-complex="12pt" style:font-weight-complex="normal"/>
    </style:style>
    <style:style style:name="T83" style:family="text">
      <style:text-properties style:font-name="Arial" fo:font-size="12pt" fo:font-weight="normal" officeooo:rsid="00ba66e7" style:font-size-asian="12pt" style:font-weight-asian="normal" style:font-size-complex="12pt" style:font-weight-complex="normal"/>
    </style:style>
    <style:style style:name="T84" style:family="text">
      <style:text-properties officeooo:rsid="002286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houjun Gu, Ph.D</text:p>
      <text:p text:style-name="P13"><text:span text:style-name="T60">Current V</text:span>isa <text:span text:style-name="T59">S</text:span>tatus: Adjust Status Pending</text:p>
      <text:p text:style-name="P14">Rockville, Maryland</text:p>
      <text:p text:style-name="P11"><text:a xlink:type="simple" xlink:href="mailto:shoujun.gu@gmail.com" text:style-name="Internet_20_link" text:visited-style-name="Visited_20_Internet_20_Link"><text:span text:style-name="T63">shoujun.gu@gmail.com</text:span></text:a><text:span text:style-name="T62"> </text:span><text:span text:style-name="T73">| </text:span><text:span text:style-name="T61">210-315-2598 </text:span></text:p>
      <text:p text:style-name="P11"><text:a xlink:type="simple" xlink:href="https://shoujungu.github.io/introduction/" text:style-name="Internet_20_link" text:visited-style-name="Visited_20_Internet_20_Link"><text:span text:style-name="T70">https://shoujungu.github.io/introduction/</text:span></text:a><text:span text:style-name="T70"> </text:span><text:span text:style-name="T72">|</text:span><text:span text:style-name="T71"> </text:span><text:a xlink:type="simple" xlink:href="https://www.linkedin.com/in/shoujungu/" text:style-name="Internet_20_link" text:visited-style-name="Visited_20_Internet_20_Link"><text:span text:style-name="T70">https://www.linkedin.com/in/shoujungu/</text:span></text:a></text:p>
      <text:p text:style-name="P26"/>
      <text:p text:style-name="P53"/>
      <text:p text:style-name="P42">Technical Skills</text:p>
      <text:p text:style-name="P30"/>
      <text:p text:style-name="P33"><text:span text:style-name="T36">Programing Language:</text:span><text:span text:style-name="T30"> </text:span></text:p>
      <text:p text:style-name="P36"><text:span text:style-name="T26"><text:s text:c="3"/>Python: Numpy, Pandas, Matplotlib,</text:span><text:span text:style-name="T27"> SQLAlchemy, </text:span><text:span text:style-name="T29">Flask,</text:span><text:span text:style-name="T27"> </text:span><text:span text:style-name="T26">Scikit-learn, </text:span><text:span text:style-name="T28">Keras</text:span></text:p>
      <text:p text:style-name="P38"><text:s text:c="3"/>R: <text:span text:style-name="T52">DESeq, EdgeR, maSigPro</text:span></text:p>
      <text:p text:style-name="P38"/>
      <text:p text:style-name="P34"><text:span text:style-name="T31">Interactive Data Visualization &amp; Webpage</text:span><text:span text:style-name="T30">:</text:span></text:p>
      <text:p text:style-name="P38"><text:s text:c="3"/>Javascript: D3js, Plotly, Leaflet </text:p>
      <text:p text:style-name="P38"><text:s text:c="3"/>HTML: Bootstrap</text:p>
      <text:p text:style-name="P38"/>
      <text:p text:style-name="P55">Database:</text:p>
      <text:p text:style-name="P39"><text:s text:c="3"/>MySQL, MongoDB </text:p>
      <text:p text:style-name="P40"/>
      <text:p text:style-name="P34"><text:span text:style-name="T32">Bi</text:span><text:span text:style-name="T33">oinformatics &amp; </text:span><text:span text:style-name="T30">Next Generation Sequencing </text:span><text:span text:style-name="T35">(NGS)</text:span><text:span text:style-name="T30">:</text:span></text:p>
      <text:p text:style-name="P31"><text:span text:style-name="T22"><text:s text:c="3"/></text:span><text:span text:style-name="T21">Data mining from various biology databases: NCBI, Ensembl, TCGA, cBioportal</text:span></text:p>
      <text:p text:style-name="P41"><text:s text:c="3"/>Hands-on experience in NGS data analysis workflow</text:p>
      <text:p text:style-name="P37"/>
      <text:p text:style-name="P35"><text:span text:style-name="T34">Molecular &amp; Cellular Biology</text:span><text:span text:style-name="T30">:</text:span></text:p>
      <text:p text:style-name="P32"><text:span text:style-name="T25"><text:s text:c="3"/></text:span><text:span text:style-name="T23">Extensive experience in most molecular &amp; cellular experiment, as well as animal model</text:span><text:span text:style-name="T24">s</text:span></text:p>
      <text:p text:style-name="P45"/>
      <text:p text:style-name="P45"/>
      <text:p text:style-name="P48">Projects</text:p>
      <text:p text:style-name="P43"/>
      <text:p text:style-name="P15"><text:span text:style-name="T53">• </text:span><text:span text:style-name="T10">The Cancer Genome Atlas (TCGA) data mining and analysis </text:span><text:span text:style-name="T11">project</text:span></text:p>
      <text:p text:style-name="P16"><text:span text:style-name="T54"><text:s text:c="4"/>The manuscript of this project entitled ‘</text:span><text:span text:style-name="T6">A Pan-Cancer Atlas of Genomic, Epigenomic and Transcriptomic Alterations in the TGF-β Pathway’</text:span><text:span text:style-name="T55"> <text:s/>is under reviewing.</text:span></text:p>
      <text:p text:style-name="P20"/>
      <text:p text:style-name="P17"><text:span text:style-name="T53">• </text:span><text:span text:style-name="T12">Buil</text:span><text:span text:style-name="T13">t a</text:span><text:span text:style-name="T12"> </text:span><text:span text:style-name="T13">machine learning </text:span><text:span text:style-name="T12">model to predict </text:span><text:span text:style-name="T13">the significance of </text:span><text:span text:style-name="T14">a </text:span><text:span text:style-name="T13">research</text:span><text:span text:style-name="T15"> </text:span><text:span text:style-name="T16">project </text:span><text:span text:style-name="T17">based on </text:span><text:span text:style-name="T13">its</text:span><text:span text:style-name="T17"> abstract</text:span></text:p>
      <text:p text:style-name="P9"><text:span text:style-name="T74"><text:s text:c="3"/></text:span><text:span text:style-name="T75">Details </text:span><text:span text:style-name="T76">available at</text:span><text:span text:style-name="T75">: </text:span><text:span text:style-name="T77"><text:s/></text:span><text:a xlink:type="simple" xlink:href="https://github.com/shoujungu/Impact_Factor_Pred" text:style-name="Internet_20_link" text:visited-style-name="Visited_20_Internet_20_Link"><text:span text:style-name="T65">https://github.com/shoujungu/Impact_Factor_Pred</text:span></text:a></text:p>
      <text:p text:style-name="P9"><text:span text:style-name="T65"><text:s text:c="3"/></text:span><text:span text:style-name="T66">Sample app <text:s/>available at: </text:span><text:a xlink:type="simple" xlink:href="https://if-pred.herokuapp.com/" text:style-name="Internet_20_link" text:visited-style-name="Visited_20_Internet_20_Link"><text:span text:style-name="T7">https://if-pred.herokuapp.com</text:span></text:a></text:p>
      <text:p text:style-name="P22"/>
      <text:p text:style-name="P18"><text:span text:style-name="T53">• </text:span><text:span text:style-name="T18">Interactive visualization of US healthcare providers data</text:span></text:p>
      <text:p text:style-name="P7"><text:span text:style-name="T78"><text:s text:c="3"/>Details available at: </text:span><text:a xlink:type="simple" xlink:href="https://github.com/shoujungu/US_Healthcare_Providers" text:style-name="Internet_20_link" text:visited-style-name="Visited_20_Internet_20_Link"><text:span text:style-name="T64">https://github.com/shoujungu/US_Healthcare_Providers</text:span></text:a></text:p>
      <text:p text:style-name="P10"><text:span text:style-name="T79"><text:s text:c="3"/></text:span><text:span text:style-name="T66">Sample app available</text:span><text:span text:style-name="T67"> at</text:span><text:span text:style-name="T68">:</text:span><text:span text:style-name="T80"> <text:s/></text:span><text:a xlink:type="simple" xlink:href="http://hcproviders.herokuapp.com/" text:style-name="Internet_20_link" text:visited-style-name="Visited_20_Internet_20_Link"><text:span text:style-name="T69">http://hcproviders.herokuapp.com</text:span></text:a></text:p>
      <text:p text:style-name="P21"/>
      <text:p text:style-name="P19"><text:span text:style-name="T53">• </text:span><text:span text:style-name="T12">Data mining and analysis on all healt</text:span><text:span text:style-name="T19">hcare</text:span><text:span text:style-name="T12"> publications </text:span><text:span text:style-name="T20">(Year: 2017)</text:span><text:span text:style-name="T12"> </text:span><text:span text:style-name="T15">in</text:span><text:span text:style-name="T12"> PubMed database </text:span></text:p>
      <text:p text:style-name="P8"><text:span text:style-name="T75"><text:s text:c="3"/>Details </text:span><text:span text:style-name="T76">available at</text:span><text:span text:style-name="T75">: <text:s text:c="2"/></text:span><text:a xlink:type="simple" xlink:href="https://github.com/shoujungu/2017_Pubmed_Analysis" text:style-name="Internet_20_link" text:visited-style-name="Visited_20_Internet_20_Link"><text:span text:style-name="T65">https://github.com/shoujungu/2017_Pubmed_Analysis</text:span></text:a></text:p>
      <text:p text:style-name="P57"/>
      <text:p text:style-name="P54"><text:soft-page-break/>Experience</text:p>
      <text:p text:style-name="P46"/>
      <text:p text:style-name="P3"><text:span text:style-name="T1">The George Washington University, Washington, DC <text:s text:c="39"/></text:span><text:span text:style-name="T56">Oct 2015 – </text:span><text:span text:style-name="T57">Jan 2018</text:span></text:p>
      <text:p text:style-name="P4">Postdoctoral Researcher</text:p>
      <text:list xml:id="list1330525262" text:style-name="LS1">
        <text:list-item>
          <text:p text:style-name="P60"><text:span text:style-name="Default_20_Paragraph_20_Font"><text:span text:style-name="T40">Discovered an aberrant </text:span></text:span><text:span text:style-name="Default_20_Paragraph_20_Font"><text:span text:style-name="T41">regulation pathway between </text:span></text:span><text:span text:style-name="Default_20_Paragraph_20_Font"><text:span text:style-name="T40">TGF-</text:span></text:span><text:span text:style-name="Default_20_Paragraph_20_Font"><text:span text:style-name="T42">β </text:span></text:span><text:span text:style-name="Default_20_Paragraph_20_Font"><text:span text:style-name="T41">signaling and cancer biomarker </text:span></text:span><text:span text:style-name="Default_20_Paragraph_20_Font"><text:span text:style-name="T40">CEA in colon adenomas by using both whole genomic sequencing and whole transcriptome sequencing methods </text:span></text:span><text:span text:style-name="Default_20_Paragraph_20_Font"><text:span text:style-name="T37">1</text:span></text:span><text:span text:style-name="Default_20_Paragraph_20_Font"><text:span text:style-name="T40">;</text:span></text:span></text:p>
        </text:list-item>
        <text:list-item>
          <text:p text:style-name="P62"><text:span text:style-name="Default_20_Paragraph_20_Font"><text:span text:style-name="T40">Discovered that Vitamin D promotes liver tumor progression in TGF-beta deficient environment by using both in vivo mouse model and bioinformatics tools </text:span></text:span><text:span text:style-name="Default_20_Paragraph_20_Font"><text:span text:style-name="T37">2</text:span></text:span><text:span text:style-name="Default_20_Paragraph_20_Font"><text:span text:style-name="T43">;</text:span></text:span></text:p>
        </text:list-item>
        <text:list-item>
          <text:p text:style-name="P61"><text:span text:style-name="Default_20_Paragraph_20_Font"><text:span text:style-name="T44">Published a review article entitled “Alcohol, stem cells and cancer” </text:span></text:span><text:span text:style-name="Default_20_Paragraph_20_Font"><text:span text:style-name="T38">3</text:span></text:span><text:span text:style-name="Default_20_Paragraph_20_Font"><text:span text:style-name="T44">;</text:span></text:span></text:p>
        </text:list-item>
        <text:list-item>
          <text:p text:style-name="P61"><text:span text:style-name="Default_20_Paragraph_20_Font"><text:span text:style-name="T45">TCGA data mining and analyzing of Pan-Cancer Atlas in the TGF-</text:span></text:span><text:span text:style-name="Default_20_Paragraph_20_Font"><text:span text:style-name="T46">β</text:span></text:span><text:span text:style-name="Default_20_Paragraph_20_Font"><text:span text:style-name="T45"> signaling </text:span></text:span><text:span text:style-name="Default_20_Paragraph_20_Font"><text:span text:style-name="T47">(under review)</text:span></text:span><text:span text:style-name="Default_20_Paragraph_20_Font"><text:span text:style-name="T45">. </text:span></text:span></text:p>
          <text:p text:style-name="P61"><text:span text:style-name="Default_20_Paragraph_20_Font"><text:span text:style-name="T45"/></text:span></text:p>
        </text:list-item>
      </text:list>
      <text:p text:style-name="P3"><text:span text:style-name="T2">National Institutes of Health</text:span><text:span text:style-name="T1">, </text:span><text:span text:style-name="T2">Bethesda</text:span><text:span text:style-name="T1">, </text:span><text:span text:style-name="T2">MD <text:s text:c="15"/></text:span><text:span text:style-name="T1"><text:s text:c="39"/></text:span><text:span text:style-name="T56">Oct 201</text:span><text:span text:style-name="T58">2</text:span><text:span text:style-name="T56"> – </text:span><text:span text:style-name="T58">Sept 2015</text:span></text:p>
      <text:p text:style-name="P5">Visiting Fellow</text:p>
      <text:list xml:id="list2153211790" text:style-name="LS3">
        <text:list-item>
          <text:p text:style-name="P63"><text:span text:style-name="Default_20_Paragraph_20_Font"><text:span text:style-name="T48">Discovered that Wnt5a-induced Vangl2 phosphorylation is a key step for planar cell polarity (PCP) signaling initiation and establishment by showing phosphorylated Vangl2 exhibits altered interaction with other PCP proteins and forms self-aggregation;</text:span></text:span></text:p>
        </text:list-item>
      </text:list>
      <text:list xml:id="list566758286" text:style-name="LS4">
        <text:list-item>
          <text:p text:style-name="P65"><text:span text:style-name="Default_20_Paragraph_20_Font"><text:span text:style-name="T48">Generated myc-Prickle1 knock-in mice by using CRISPR/Cas9 genome editing technique;</text:span></text:span></text:p>
        </text:list-item>
      </text:list>
      <text:list xml:id="list2178806066" text:style-name="LS5">
        <text:list-item>
          <text:p text:style-name="P64"><text:span text:style-name="Default_20_Paragraph_20_Font"><text:span text:style-name="T49">Discovered that Casein Kinase 1 ε/δ conditional knockout mice exhibit significantly shorted long bones and delayed limb development.</text:span></text:span></text:p>
        </text:list-item>
      </text:list>
      <text:p text:style-name="P23"/>
      <text:p text:style-name="P23"/>
      <text:p text:style-name="P49">E<text:span text:style-name="T8">ducation</text:span></text:p>
      <text:p text:style-name="P44"/>
      <text:p text:style-name="P24"><text:span text:style-name="T1">The George Washington University, Washington, DC <text:s text:c="3"/></text:span><text:s text:c="36"/><text:span text:style-name="T5">Oct 2017 – Apr 2018</text:span></text:p>
      <text:p text:style-name="P25"><text:span text:style-name="T3">Data Analytics</text:span> Boot Camp</text:p>
      <text:p text:style-name="P52"><text:span text:style-name="T84">• <text:s text:c="2"/></text:span>An intensive 24-week long boot camp dedicated to Data <text:span text:style-name="T4">Mining and</text:span> Analytics Skills on a variety of real-world problems.</text:p>
      <text:p text:style-name="P27"/>
      <text:p text:style-name="P28"><text:span text:style-name="T1">UT Health Science Center at San Antonio </text:span><text:s text:c="58"/>Aug 2005 – May 2012</text:p>
      <text:p text:style-name="P29"><text:span text:style-name="T9">Ph.D. <text:s/>Department of Biochemistry </text:span><text:s/></text:p>
      <text:p text:style-name="P56">• <text:s text:c="2"/>Oral presentation in <text:s/>American Society for Bone and Mineral Research 2008 Annual Meeting;</text:p>
      <text:p text:style-name="P51"><text:span text:style-name="T81">• <text:s text:c="2"/></text:span><text:span text:style-name="Default_20_Paragraph_20_Font"><text:span text:style-name="T50">Discovered that the Twist1 inhibits Sox9 transactivation through protein-protein interaction between Twist1 C-terminal domain and Sox9 DNA binding domain, which results in negative regulation of chondrogenesis </text:span></text:span><text:span text:style-name="Default_20_Paragraph_20_Font"><text:span text:style-name="T39">4</text:span></text:span><text:span text:style-name="T51">.</text:span></text:p>
      <text:p text:style-name="P6"/>
      <text:p text:style-name="P6"/>
      <text:p text:style-name="P50">Publications</text:p>
      <text:p text:style-name="P47"/>
      <text:p text:style-name="P1"><text:span text:style-name="T82">1</text:span><text:span text:style-name="T83">. <text:s/></text:span><text:a xlink:type="simple" xlink:href="https://www.ncbi.nlm.nih.gov/pmc/articles/PMC4839765/" text:style-name="Internet_20_link" text:visited-style-name="Visited_20_Internet_20_Link"><text:span text:style-name="T83">https://www.ncbi.nlm.nih.gov/pmc/articles/PMC4839765/</text:span></text:a></text:p>
      <text:p text:style-name="P1"><text:span text:style-name="T82">2</text:span><text:span text:style-name="T83">. <text:s/></text:span><text:a xlink:type="simple" xlink:href="https://www.ncbi.nlm.nih.gov/pmc/articles/PMC4960540/" text:style-name="Internet_20_link" text:visited-style-name="Visited_20_Internet_20_Link"><text:span text:style-name="T83">https://www.ncbi.nlm.nih.gov/pmc/articles/PMC4960540/</text:span></text:a></text:p>
      <text:p text:style-name="P1"><text:span text:style-name="T82">3</text:span><text:span text:style-name="T83">. <text:s/></text:span><text:a xlink:type="simple" xlink:href="https://www.ncbi.nlm.nih.gov/pmc/articles/PMC5724803/" text:style-name="Internet_20_link" text:visited-style-name="Visited_20_Internet_20_Link"><text:span text:style-name="T83">https://www.ncbi.nlm.nih.gov/pmc/articles/PMC5724803/</text:span></text:a></text:p>
      <text:p text:style-name="P2"><text:span text:style-name="T82">4. <text:s/></text:span><text:a xlink:type="simple" xlink:href="https://www.ncbi.nlm.nih.gov/pmc/articles/PMC3375531/" text:style-name="Internet_20_link" text:visited-style-name="Visited_20_Internet_20_Link"><text:span text:style-name="T83">https://www.ncbi.nlm.nih.gov/pmc/articles/PMC3375531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1:45:56.143958800</meta:creation-date>
    <meta:generator>LibreOffice/6.0.3.2$Linux_X86_64 LibreOffice_project/00m0$Build-2</meta:generator>
    <dc:date>2018-05-04T01:00:28.642740670</dc:date>
    <meta:editing-duration>PT5H59M32S</meta:editing-duration>
    <meta:editing-cycles>242</meta:editing-cycles>
    <meta:document-statistic meta:table-count="0" meta:image-count="0" meta:object-count="0" meta:page-count="2" meta:paragraph-count="56" meta:word-count="452" meta:character-count="3805" meta:non-whitespace-character-count="3153"/>
  </office:meta>
</office:document-meta>
</file>